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2.5118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6327in"/>
    </style:style>
    <style:style style:name="co7" style:family="table-column">
      <style:table-column-properties fo:break-before="auto" style:column-width="2.5764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Dates</text:p>
          </table:table-cell>
          <table:table-cell office:value-type="string" calcext:value-type="string">
            <text:p>Descrip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ayOfWeek</text:p>
          </table:table-cell>
          <table:table-cell office:value-type="string" calcext:value-type="string">
            <text:p>PdDistric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2015-05-13 23:53:00</text:p>
          </table:table-cell>
          <table:table-cell office:value-type="string" calcext:value-type="string">
            <text:p>when course tim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OAK ST / LAGUNA ST</text:p>
          </table:table-cell>
          <table:table-cell office:value-type="float" office:value="-122.4258916751" calcext:value-type="float">
            <text:p>-122.4258916751</text:p>
          </table:table-cell>
          <table:table-cell office:value-type="float" office:value="37.7745985957" calcext:value-type="float">
            <text:p>37.7745985957</text:p>
          </table:table-cell>
        </table:table-row>
        <table:table-row table:style-name="ro1">
          <table:table-cell office:value-type="string" calcext:value-type="string">
            <text:p>2015-05-13 23:53:00</text:p>
          </table:table-cell>
          <table:table-cell office:value-type="string" calcext:value-type="string">
            <text:p>when course start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OAK ST / LAGUNA ST</text:p>
          </table:table-cell>
          <table:table-cell office:value-type="float" office:value="-122.4258916751" calcext:value-type="float">
            <text:p>-122.4258916751</text:p>
          </table:table-cell>
          <table:table-cell office:value-type="float" office:value="37.7745985957" calcext:value-type="float">
            <text:p>37.7745985957</text:p>
          </table:table-cell>
        </table:table-row>
        <table:table-row table:style-name="ro1">
          <table:table-cell office:value-type="string" calcext:value-type="string">
            <text:p>2015-05-13 23:33:00</text:p>
          </table:table-cell>
          <table:table-cell office:value-type="string" calcext:value-type="string">
            <text:p>when class tim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VANNESS AV / GREENWICH ST</text:p>
          </table:table-cell>
          <table:table-cell office:value-type="float" office:value="-122.4243630215" calcext:value-type="float">
            <text:p>-122.4243630215</text:p>
          </table:table-cell>
          <table:table-cell office:value-type="float" office:value="37.800414322" calcext:value-type="float">
            <text:p>37.800414322</text:p>
          </table:table-cell>
        </table:table-row>
        <table:table-row table:style-name="ro1">
          <table:table-cell office:value-type="string" calcext:value-type="string">
            <text:p>2015-05-13 23:30:00</text:p>
          </table:table-cell>
          <table:table-cell office:value-type="string" calcext:value-type="string">
            <text:p>when class start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500 Block of LOMBARD ST</text:p>
          </table:table-cell>
          <table:table-cell office:value-type="float" office:value="-122.4269953268" calcext:value-type="float">
            <text:p>-122.4269953268</text:p>
          </table:table-cell>
          <table:table-cell office:value-type="float" office:value="37.8008726328" calcext:value-type="float">
            <text:p>37.8008726328</text:p>
          </table:table-cell>
        </table:table-row>
        <table:table-row table:style-name="ro1">
          <table:table-cell office:value-type="string" calcext:value-type="string">
            <text:p>2015-05-13 23:30:00</text:p>
          </table:table-cell>
          <table:table-cell office:value-type="string" calcext:value-type="string">
            <text:p>what course tim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 Block of BRODERICK ST</text:p>
          </table:table-cell>
          <table:table-cell office:value-type="float" office:value="-122.4387376228" calcext:value-type="float">
            <text:p>-122.4387376228</text:p>
          </table:table-cell>
          <table:table-cell office:value-type="float" office:value="37.7715411721" calcext:value-type="float">
            <text:p>37.7715411721</text:p>
          </table:table-cell>
        </table:table-row>
        <table:table-row table:style-name="ro1">
          <table:table-cell office:value-type="string" calcext:value-type="string">
            <text:p>2015-05-13 23:30:00</text:p>
          </table:table-cell>
          <table:table-cell office:value-type="string" calcext:value-type="string">
            <text:p>what course start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TEDDY AV</text:p>
          </table:table-cell>
          <table:table-cell office:value-type="float" office:value="-122.4032523612" calcext:value-type="float">
            <text:p>-122.4032523612</text:p>
          </table:table-cell>
          <table:table-cell office:value-type="float" office:value="37.7134307041" calcext:value-type="float">
            <text:p>37.7134307041</text:p>
          </table:table-cell>
        </table:table-row>
        <table:table-row table:style-name="ro1">
          <table:table-cell office:value-type="string" calcext:value-type="string">
            <text:p>2015-05-13 23:30:00</text:p>
          </table:table-cell>
          <table:table-cell office:value-type="string" calcext:value-type="string">
            <text:p>what class tim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VALON AV / PERU AV</text:p>
          </table:table-cell>
          <table:table-cell office:value-type="float" office:value="-122.4233269767" calcext:value-type="float">
            <text:p>-122.4233269767</text:p>
          </table:table-cell>
          <table:table-cell office:value-type="float" office:value="37.7251380404" calcext:value-type="float">
            <text:p>37.7251380404</text:p>
          </table:table-cell>
        </table:table-row>
        <table:table-row table:style-name="ro1">
          <table:table-cell office:value-type="string" calcext:value-type="string">
            <text:p>2015-05-13 23:30:00</text:p>
          </table:table-cell>
          <table:table-cell office:value-type="string" calcext:value-type="string">
            <text:p>what class start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IRKWOOD AV / DONAHUE ST</text:p>
          </table:table-cell>
          <table:table-cell office:value-type="float" office:value="-122.3712743174" calcext:value-type="float">
            <text:p>-122.3712743174</text:p>
          </table:table-cell>
          <table:table-cell office:value-type="float" office:value="37.727564072" calcext:value-type="float">
            <text:p>37.727564072</text:p>
          </table:table-cell>
        </table:table-row>
        <table:table-row table:style-name="ro1">
          <table:table-cell office:value-type="string" calcext:value-type="string">
            <text:p>2015-05-13 23:00:00</text:p>
          </table:table-cell>
          <table:table-cell office:value-type="string" calcext:value-type="string">
            <text:p>when time cours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00 Block of 47TH AV</text:p>
          </table:table-cell>
          <table:table-cell office:value-type="float" office:value="-122.5081940311" calcext:value-type="float">
            <text:p>-122.5081940311</text:p>
          </table:table-cell>
          <table:table-cell office:value-type="float" office:value="37.7766012607" calcext:value-type="float">
            <text:p>37.7766012607</text:p>
          </table:table-cell>
        </table:table-row>
        <table:table-row table:style-name="ro1">
          <table:table-cell office:value-type="string" calcext:value-type="string">
            <text:p>2015-05-13 23:00:00</text:p>
          </table:table-cell>
          <table:table-cell office:value-type="string" calcext:value-type="string">
            <text:p>when time class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EFFERSON ST / LEAVENWORTH ST</text:p>
          </table:table-cell>
          <table:table-cell office:value-type="float" office:value="-122.4190876767" calcext:value-type="float">
            <text:p>-122.4190876767</text:p>
          </table:table-cell>
          <table:table-cell office:value-type="float" office:value="37.8078015517" calcext:value-type="float">
            <text:p>37.8078015517</text:p>
          </table:table-cell>
        </table:table-row>
        <table:table-row table:style-name="ro1">
          <table:table-cell office:value-type="string" calcext:value-type="string">
            <text:p>2015-05-13 22:58:00</text:p>
          </table:table-cell>
          <table:table-cell office:value-type="string" calcext:value-type="string">
            <text:p>when time is the cours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JEFFERSON ST / LEAVENWORTH ST</text:p>
          </table:table-cell>
          <table:table-cell office:value-type="float" office:value="-122.4190876767" calcext:value-type="float">
            <text:p>-122.4190876767</text:p>
          </table:table-cell>
          <table:table-cell office:value-type="float" office:value="37.8078015517" calcext:value-type="float">
            <text:p>37.8078015517</text:p>
          </table:table-cell>
        </table:table-row>
        <table:table-row table:style-name="ro1">
          <table:table-cell office:value-type="string" calcext:value-type="string">
            <text:p>2015-05-13 22:30:00</text:p>
          </table:table-cell>
          <table:table-cell office:value-type="string" calcext:value-type="string">
            <text:p>when time is the class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ARAV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ESCOLTA WY</text:p>
          </table:table-cell>
          <table:table-cell office:value-type="float" office:value="-122.4879830728" calcext:value-type="float">
            <text:p>-122.4879830728</text:p>
          </table:table-cell>
          <table:table-cell office:value-type="float" office:value="37.7376666543" calcext:value-type="float">
            <text:p>37.7376666543</text:p>
          </table:table-cell>
        </table:table-row>
        <table:table-row table:style-name="ro1">
          <table:table-cell office:value-type="string" calcext:value-type="string">
            <text:p>2015-05-13 22:30:00</text:p>
          </table:table-cell>
          <table:table-cell office:value-type="string" calcext:value-type="string">
            <text:p>when start cours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URK ST / JONES ST</text:p>
          </table:table-cell>
          <table:table-cell office:value-type="float" office:value="-122.4124142636" calcext:value-type="float">
            <text:p>-122.4124142636</text:p>
          </table:table-cell>
          <table:table-cell office:value-type="float" office:value="37.7830037965" calcext:value-type="float">
            <text:p>37.7830037965</text:p>
          </table:table-cell>
        </table:table-row>
        <table:table-row table:style-name="ro1">
          <table:table-cell office:value-type="string" calcext:value-type="string">
            <text:p>2015-05-13 22:06:00</text:p>
          </table:table-cell>
          <table:table-cell office:value-type="string" calcext:value-type="string">
            <text:p>when start class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LLMORE ST / GEARY BL</text:p>
          </table:table-cell>
          <table:table-cell office:value-type="float" office:value="-122.4329146035" calcext:value-type="float">
            <text:p>-122.4329146035</text:p>
          </table:table-cell>
          <table:table-cell office:value-type="float" office:value="37.7843533427" calcext:value-type="float">
            <text:p>37.7843533427</text:p>
          </table:table-cell>
        </table:table-row>
        <table:table-row table:style-name="ro1">
          <table:table-cell office:value-type="string" calcext:value-type="string">
            <text:p>2015-05-13 22:00:00</text:p>
          </table:table-cell>
          <table:table-cell office:value-type="string" calcext:value-type="string">
            <text:p>when start is the cours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 Block of WILLIAMS AV</text:p>
          </table:table-cell>
          <table:table-cell office:value-type="float" office:value="-122.3977444271" calcext:value-type="float">
            <text:p>-122.3977444271</text:p>
          </table:table-cell>
          <table:table-cell office:value-type="float" office:value="37.7299346936" calcext:value-type="float">
            <text:p>37.7299346936</text:p>
          </table:table-cell>
        </table:table-row>
        <table:table-row table:style-name="ro1">
          <table:table-cell office:value-type="string" calcext:value-type="string">
            <text:p>2015-05-13 22:00:00</text:p>
          </table:table-cell>
          <table:table-cell office:value-type="string" calcext:value-type="string">
            <text:p>when start is the class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MENDELL ST</text:p>
          </table:table-cell>
          <table:table-cell office:value-type="float" office:value="-122.383691504" calcext:value-type="float">
            <text:p>-122.383691504</text:p>
          </table:table-cell>
          <table:table-cell office:value-type="float" office:value="37.743189042" calcext:value-type="float">
            <text:p>37.743189042</text:p>
          </table:table-cell>
        </table:table-row>
        <table:table-row table:style-name="ro1">
          <table:table-cell office:value-type="string" calcext:value-type="string">
            <text:p>2015-05-13 22:00:00</text:p>
          </table:table-cell>
          <table:table-cell office:value-type="string" calcext:value-type="string">
            <text:p>what time cours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DDY ST / JONES ST</text:p>
          </table:table-cell>
          <table:table-cell office:value-type="float" office:value="-122.4125973772" calcext:value-type="float">
            <text:p>-122.4125973772</text:p>
          </table:table-cell>
          <table:table-cell office:value-type="float" office:value="37.7839320277" calcext:value-type="float">
            <text:p>37.7839320277</text:p>
          </table:table-cell>
        </table:table-row>
        <table:table-row table:style-name="ro1">
          <table:table-cell office:value-type="string" calcext:value-type="string">
            <text:p>2015-05-13 21:55:00</text:p>
          </table:table-cell>
          <table:table-cell office:value-type="string" calcext:value-type="string">
            <text:p>what time class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DEUS ST / MISSION ST</text:p>
          </table:table-cell>
          <table:table-cell office:value-type="float" office:value="-122.4216815316" calcext:value-type="float">
            <text:p>-122.4216815316</text:p>
          </table:table-cell>
          <table:table-cell office:value-type="float" office:value="37.7428222005" calcext:value-type="float">
            <text:p>37.7428222005</text:p>
          </table:table-cell>
        </table:table-row>
        <table:table-row table:style-name="ro1">
          <table:table-cell office:value-type="string" calcext:value-type="string">
            <text:p>2015-05-13 21:40:00</text:p>
          </table:table-cell>
          <table:table-cell office:value-type="string" calcext:value-type="string">
            <text:p>what time is the cours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MENDELL ST / HUDSON AV</text:p>
          </table:table-cell>
          <table:table-cell office:value-type="float" office:value="-122.38640087" calcext:value-type="float">
            <text:p>-122.38640087</text:p>
          </table:table-cell>
          <table:table-cell office:value-type="float" office:value="37.7389834911" calcext:value-type="float">
            <text:p>37.7389834911</text:p>
          </table:table-cell>
        </table:table-row>
        <table:table-row table:style-name="ro1">
          <table:table-cell office:value-type="string" calcext:value-type="string">
            <text:p>2015-05-13 21:30:00</text:p>
          </table:table-cell>
          <table:table-cell office:value-type="string" calcext:value-type="string">
            <text:p>what time is the class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 Block of JONES ST</text:p>
          </table:table-cell>
          <table:table-cell office:value-type="float" office:value="-122.4122497676" calcext:value-type="float">
            <text:p>-122.4122497676</text:p>
          </table:table-cell>
          <table:table-cell office:value-type="float" office:value="37.7825563302" calcext:value-type="float">
            <text:p>37.7825563302</text:p>
          </table:table-cell>
        </table:table-row>
        <table:table-row table:style-name="ro1">
          <table:table-cell office:value-type="string" calcext:value-type="string">
            <text:p>2015-05-13 21:30:00</text:p>
          </table:table-cell>
          <table:table-cell office:value-type="string" calcext:value-type="string">
            <text:p>what start cours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 Block of EVELYN WY</text:p>
          </table:table-cell>
          <table:table-cell office:value-type="float" office:value="-122.4493891113" calcext:value-type="float">
            <text:p>-122.4493891113</text:p>
          </table:table-cell>
          <table:table-cell office:value-type="float" office:value="37.7426688026" calcext:value-type="float">
            <text:p>37.7426688026</text:p>
          </table:table-cell>
        </table:table-row>
        <table:table-row table:style-name="ro1">
          <table:table-cell office:value-type="string" calcext:value-type="string">
            <text:p>2015-05-13 21:17:00</text:p>
          </table:table-cell>
          <table:table-cell office:value-type="string" calcext:value-type="string">
            <text:p>what start class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600 Block of VALENCIA ST</text:p>
          </table:table-cell>
          <table:table-cell office:value-type="float" office:value="-122.4202721353" calcext:value-type="float">
            <text:p>-122.4202721353</text:p>
          </table:table-cell>
          <table:table-cell office:value-type="float" office:value="37.7473316299" calcext:value-type="float">
            <text:p>37.7473316299</text:p>
          </table:table-cell>
        </table:table-row>
        <table:table-row table:style-name="ro1">
          <table:table-cell office:value-type="string" calcext:value-type="string">
            <text:p>2015-05-13 21:10:00</text:p>
          </table:table-cell>
          <table:table-cell office:value-type="string" calcext:value-type="string">
            <text:p>who take course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ILLMORE ST / LOMBARD ST</text:p>
          </table:table-cell>
          <table:table-cell office:value-type="float" office:value="-122.4360492036" calcext:value-type="float">
            <text:p>-122.4360492036</text:p>
          </table:table-cell>
          <table:table-cell office:value-type="float" office:value="37.7998412229" calcext:value-type="float">
            <text:p>37.7998412229</text:p>
          </table:table-cell>
        </table:table-row>
        <table:table-row table:style-name="ro1">
          <table:table-cell office:value-type="string" calcext:value-type="string">
            <text:p>2015-05-13 21:00:00</text:p>
          </table:table-cell>
          <table:table-cell office:value-type="string" calcext:value-type="string">
            <text:p>who take class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00 Block of OFARRELL ST</text:p>
          </table:table-cell>
          <table:table-cell office:value-type="float" office:value="-122.4105092588" calcext:value-type="float">
            <text:p>-122.4105092588</text:p>
          </table:table-cell>
          <table:table-cell office:value-type="float" office:value="37.7860432223" calcext:value-type="float">
            <text:p>37.7860432223</text:p>
          </table:table-cell>
        </table:table-row>
        <table:table-row table:style-name="ro1">
          <table:table-cell office:value-type="string" calcext:value-type="string">
            <text:p>2015-05-13 21:00:00</text:p>
          </table:table-cell>
          <table:table-cell office:value-type="string" calcext:value-type="string">
            <text:p>who takes course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0 Block of BUSH ST</text:p>
          </table:table-cell>
          <table:table-cell office:value-type="float" office:value="-122.431017557" calcext:value-type="float">
            <text:p>-122.431017557</text:p>
          </table:table-cell>
          <table:table-cell office:value-type="float" office:value="37.7873880712" calcext:value-type="float">
            <text:p>37.7873880712</text:p>
          </table:table-cell>
        </table:table-row>
        <table:table-row table:style-name="ro1">
          <table:table-cell office:value-type="string" calcext:value-type="string">
            <text:p>2015-05-13 21:00:00</text:p>
          </table:table-cell>
          <table:table-cell office:value-type="string" calcext:value-type="string">
            <text:p>who takes class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0 Block of COLLEGE AV</text:p>
          </table:table-cell>
          <table:table-cell office:value-type="float" office:value="-122.4236563429" calcext:value-type="float">
            <text:p>-122.4236563429</text:p>
          </table:table-cell>
          <table:table-cell office:value-type="float" office:value="37.7325564882" calcext:value-type="float">
            <text:p>37.7325564882</text:p>
          </table:table-cell>
        </table:table-row>
        <table:table-row table:style-name="ro1">
          <table:table-cell office:value-type="string" calcext:value-type="string">
            <text:p>2015-05-13 21:00:00</text:p>
          </table:table-cell>
          <table:table-cell office:value-type="string" calcext:value-type="string">
            <text:p>who teach course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ARAV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9TH AV / SANTIAGO ST</text:p>
          </table:table-cell>
          <table:table-cell office:value-type="float" office:value="-122.4757734979" calcext:value-type="float">
            <text:p>-122.4757734979</text:p>
          </table:table-cell>
          <table:table-cell office:value-type="float" office:value="37.7449190696" calcext:value-type="float">
            <text:p>37.7449190696</text:p>
          </table:table-cell>
        </table:table-row>
        <table:table-row table:style-name="ro1">
          <table:table-cell office:value-type="string" calcext:value-type="string">
            <text:p>2015-05-13 20:56:00</text:p>
          </table:table-cell>
          <table:table-cell office:value-type="string" calcext:value-type="string">
            <text:p>who teach class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ARAV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0 Block of 41ST AV</text:p>
          </table:table-cell>
          <table:table-cell office:value-type="float" office:value="-122.4997871207" calcext:value-type="float">
            <text:p>-122.4997871207</text:p>
          </table:table-cell>
          <table:table-cell office:value-type="float" office:value="37.7485176035" calcext:value-type="float">
            <text:p>37.7485176035</text:p>
          </table:table-cell>
        </table:table-row>
        <table:table-row table:style-name="ro1">
          <table:table-cell office:value-type="string" calcext:value-type="string">
            <text:p>2015-05-13 20:54:00</text:p>
          </table:table-cell>
          <table:table-cell office:value-type="string" calcext:value-type="string">
            <text:p>who teaches course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300 Block of WEBSTER ST</text:p>
          </table:table-cell>
          <table:table-cell office:value-type="float" office:value="-122.4310463661" calcext:value-type="float">
            <text:p>-122.4310463661</text:p>
          </table:table-cell>
          <table:table-cell office:value-type="float" office:value="37.7830295716" calcext:value-type="float">
            <text:p>37.7830295716</text:p>
          </table:table-cell>
        </table:table-row>
        <table:table-row table:style-name="ro1">
          <table:table-cell office:value-type="string" calcext:value-type="string">
            <text:p>2015-05-13 20:50:00</text:p>
          </table:table-cell>
          <table:table-cell office:value-type="string" calcext:value-type="string">
            <text:p>who teaches class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400 Block of CASTRO ST</text:p>
          </table:table-cell>
          <table:table-cell office:value-type="float" office:value="-122.4351500998" calcext:value-type="float">
            <text:p>-122.4351500998</text:p>
          </table:table-cell>
          <table:table-cell office:value-type="float" office:value="37.7617597244" calcext:value-type="float">
            <text:p>37.7617597244</text:p>
          </table:table-cell>
        </table:table-row>
        <table:table-row table:style-name="ro1">
          <table:table-cell office:value-type="string" calcext:value-type="string">
            <text:p>2015-05-13 20:45:00</text:p>
          </table:table-cell>
          <table:table-cell office:value-type="string" calcext:value-type="string">
            <text:p>who professor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500 Block of FILLMORE ST</text:p>
          </table:table-cell>
          <table:table-cell office:value-type="float" office:value="-122.4327438226" calcext:value-type="float">
            <text:p>-122.4327438226</text:p>
          </table:table-cell>
          <table:table-cell office:value-type="float" office:value="37.7838424506" calcext:value-type="float">
            <text:p>37.7838424506</text:p>
          </table:table-cell>
        </table:table-row>
        <table:table-row table:style-name="ro1">
          <table:table-cell office:value-type="string" calcext:value-type="string">
            <text:p>2015-05-13 20:30:00</text:p>
          </table:table-cell>
          <table:table-cell office:value-type="string" calcext:value-type="string">
            <text:p>who professor name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600 Block of WEBSTER ST</text:p>
          </table:table-cell>
          <table:table-cell office:value-type="float" office:value="-122.4313095407" calcext:value-type="float">
            <text:p>-122.4313095407</text:p>
          </table:table-cell>
          <table:table-cell office:value-type="float" office:value="37.7858706273" calcext:value-type="float">
            <text:p>37.7858706273</text:p>
          </table:table-cell>
        </table:table-row>
        <table:table-row table:style-name="ro1">
          <table:table-cell office:value-type="string" calcext:value-type="string">
            <text:p>2015-05-13 20:30:00</text:p>
          </table:table-cell>
          <table:table-cell office:value-type="string" calcext:value-type="string">
            <text:p>who is the professor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600 Block of WEBSTER ST</text:p>
          </table:table-cell>
          <table:table-cell office:value-type="float" office:value="-122.4313095407" calcext:value-type="float">
            <text:p>-122.4313095407</text:p>
          </table:table-cell>
          <table:table-cell office:value-type="float" office:value="37.7858706273" calcext:value-type="float">
            <text:p>37.7858706273</text:p>
          </table:table-cell>
        </table:table-row>
        <table:table-row table:style-name="ro1">
          <table:table-cell office:value-type="string" calcext:value-type="string">
            <text:p>2015-05-13 20:30:00</text:p>
          </table:table-cell>
          <table:table-cell office:value-type="string" calcext:value-type="string">
            <text:p>who is the professor name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ING ST / 3RD ST</text:p>
          </table:table-cell>
          <table:table-cell office:value-type="float" office:value="-122.3918456172" calcext:value-type="float">
            <text:p>-122.3918456172</text:p>
          </table:table-cell>
          <table:table-cell office:value-type="float" office:value="37.7781247783" calcext:value-type="float">
            <text:p>37.7781247783</text:p>
          </table:table-cell>
        </table:table-row>
        <table:table-row table:style-name="ro1">
          <table:table-cell office:value-type="string" calcext:value-type="string">
            <text:p>2015-05-13 20:30:00</text:p>
          </table:table-cell>
          <table:table-cell office:value-type="string" calcext:value-type="string">
            <text:p>what professor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ALLEJO ST / BUCHANAN ST</text:p>
          </table:table-cell>
          <table:table-cell office:value-type="float" office:value="-122.4318307238" calcext:value-type="float">
            <text:p>-122.4318307238</text:p>
          </table:table-cell>
          <table:table-cell office:value-type="float" office:value="37.7956417033" calcext:value-type="float">
            <text:p>37.7956417033</text:p>
          </table:table-cell>
        </table:table-row>
        <table:table-row table:style-name="ro1">
          <table:table-cell office:value-type="string" calcext:value-type="string">
            <text:p>2015-05-13 20:30:00</text:p>
          </table:table-cell>
          <table:table-cell office:value-type="string" calcext:value-type="string">
            <text:p>what professor name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ALIFORNIA ST / BUCHANAN ST</text:p>
          </table:table-cell>
          <table:table-cell office:value-type="float" office:value="-122.4305517798" calcext:value-type="float">
            <text:p>-122.4305517798</text:p>
          </table:table-cell>
          <table:table-cell office:value-type="float" office:value="37.7893227716" calcext:value-type="float">
            <text:p>37.7893227716</text:p>
          </table:table-cell>
        </table:table-row>
        <table:table-row table:style-name="ro1">
          <table:table-cell office:value-type="string" calcext:value-type="string">
            <text:p>2015-05-13 20:29:00</text:p>
          </table:table-cell>
          <table:table-cell office:value-type="string" calcext:value-type="string">
            <text:p>what is the professor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ARAV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400 Block of HOLLOWAY AV</text:p>
          </table:table-cell>
          <table:table-cell office:value-type="float" office:value="-122.4731820296" calcext:value-type="float">
            <text:p>-122.4731820296</text:p>
          </table:table-cell>
          <table:table-cell office:value-type="float" office:value="37.7215647406" calcext:value-type="float">
            <text:p>37.7215647406</text:p>
          </table:table-cell>
        </table:table-row>
        <table:table-row table:style-name="ro1">
          <table:table-cell office:value-type="string" calcext:value-type="string">
            <text:p>2015-05-13 20:23:00</text:p>
          </table:table-cell>
          <table:table-cell office:value-type="string" calcext:value-type="string">
            <text:p>when office hours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700 Block of MARKET ST</text:p>
          </table:table-cell>
          <table:table-cell office:value-type="float" office:value="-122.4052948452" calcext:value-type="float">
            <text:p>-122.4052948452</text:p>
          </table:table-cell>
          <table:table-cell office:value-type="float" office:value="37.7863072236" calcext:value-type="float">
            <text:p>37.7863072236</text:p>
          </table:table-cell>
        </table:table-row>
        <table:table-row table:style-name="ro1">
          <table:table-cell office:value-type="string" calcext:value-type="string">
            <text:p>2015-05-13 20:15:00</text:p>
          </table:table-cell>
          <table:table-cell office:value-type="string" calcext:value-type="string">
            <text:p>when meet professor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600 Block of MARKET ST</text:p>
          </table:table-cell>
          <table:table-cell office:value-type="float" office:value="-122.4221275795" calcext:value-type="float">
            <text:p>-122.4221275795</text:p>
          </table:table-cell>
          <table:table-cell office:value-type="float" office:value="37.7730330184" calcext:value-type="float">
            <text:p>37.7730330184</text:p>
          </table:table-cell>
        </table:table-row>
        <table:table-row table:style-name="ro1">
          <table:table-cell office:value-type="string" calcext:value-type="string">
            <text:p>2015-05-13 20:15:00</text:p>
          </table:table-cell>
          <table:table-cell office:value-type="string" calcext:value-type="string">
            <text:p>when see professor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STOCKTON ST</text:p>
          </table:table-cell>
          <table:table-cell office:value-type="float" office:value="-122.4063518343" calcext:value-type="float">
            <text:p>-122.4063518343</text:p>
          </table:table-cell>
          <table:table-cell office:value-type="float" office:value="37.7860311576" calcext:value-type="float">
            <text:p>37.7860311576</text:p>
          </table:table-cell>
        </table:table-row>
        <table:table-row table:style-name="ro1">
          <table:table-cell office:value-type="string" calcext:value-type="string">
            <text:p>2015-05-13 20:06:00</text:p>
          </table:table-cell>
          <table:table-cell office:value-type="string" calcext:value-type="string">
            <text:p>when ask professor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300 Block of WILLIAMS AV</text:p>
          </table:table-cell>
          <table:table-cell office:value-type="float" office:value="-122.3994436589" calcext:value-type="float">
            <text:p>-122.3994436589</text:p>
          </table:table-cell>
          <table:table-cell office:value-type="float" office:value="37.7301760162" calcext:value-type="float">
            <text:p>37.7301760162</text:p>
          </table:table-cell>
        </table:table-row>
        <table:table-row table:style-name="ro1">
          <table:table-cell office:value-type="string" calcext:value-type="string">
            <text:p>2015-05-13 20:06:00</text:p>
          </table:table-cell>
          <table:table-cell office:value-type="string" calcext:value-type="string">
            <text:p>when contact professor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300 Block of WILLIAMS AV</text:p>
          </table:table-cell>
          <table:table-cell office:value-type="float" office:value="-122.3994436589" calcext:value-type="float">
            <text:p>-122.3994436589</text:p>
          </table:table-cell>
          <table:table-cell office:value-type="float" office:value="37.7301760162" calcext:value-type="float">
            <text:p>37.7301760162</text:p>
          </table:table-cell>
        </table:table-row>
        <table:table-row table:style-name="ro1">
          <table:table-cell office:value-type="string" calcext:value-type="string">
            <text:p>2015-05-13 20:00:00</text:p>
          </table:table-cell>
          <table:table-cell office:value-type="string" calcext:value-type="string">
            <text:p>what office hours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REST, CITED</text:p>
          </table:table-cell>
          <table:table-cell office:value-type="string" calcext:value-type="string">
            <text:p>800 Block of LEAVENWORTH ST</text:p>
          </table:table-cell>
          <table:table-cell office:value-type="float" office:value="-122.4152120314" calcext:value-type="float">
            <text:p>-122.4152120314</text:p>
          </table:table-cell>
          <table:table-cell office:value-type="float" office:value="37.7888714498" calcext:value-type="float">
            <text:p>37.7888714498</text:p>
          </table:table-cell>
        </table:table-row>
        <table:table-row table:style-name="ro1">
          <table:table-cell office:value-type="string" calcext:value-type="string">
            <text:p>2015-05-13 20:00:00</text:p>
          </table:table-cell>
          <table:table-cell office:value-type="string" calcext:value-type="string">
            <text:p>what meet professor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CRESCENT AV</text:p>
          </table:table-cell>
          <table:table-cell office:value-type="float" office:value="-122.4237023253" calcext:value-type="float">
            <text:p>-122.4237023253</text:p>
          </table:table-cell>
          <table:table-cell office:value-type="float" office:value="37.7352327878" calcext:value-type="float">
            <text:p>37.7352327878</text:p>
          </table:table-cell>
        </table:table-row>
        <table:table-row table:style-name="ro1">
          <table:table-cell office:value-type="string" calcext:value-type="string">
            <text:p>2015-05-13 20:00:00</text:p>
          </table:table-cell>
          <table:table-cell office:value-type="string" calcext:value-type="string">
            <text:p>what see professor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ARAV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COLN WY / 14TH AV</text:p>
          </table:table-cell>
          <table:table-cell office:value-type="float" office:value="-122.4717998274" calcext:value-type="float">
            <text:p>-122.4717998274</text:p>
          </table:table-cell>
          <table:table-cell office:value-type="float" office:value="37.7656866988" calcext:value-type="float">
            <text:p>37.7656866988</text:p>
          </table:table-cell>
        </table:table-row>
        <table:table-row table:style-name="ro1">
          <table:table-cell office:value-type="string" calcext:value-type="string">
            <text:p>2015-05-13 19:55:00</text:p>
          </table:table-cell>
          <table:table-cell office:value-type="string" calcext:value-type="string">
            <text:p>what ask professor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TTER ST / POWELL ST</text:p>
          </table:table-cell>
          <table:table-cell office:value-type="float" office:value="-122.4085973867" calcext:value-type="float">
            <text:p>-122.4085973867</text:p>
          </table:table-cell>
          <table:table-cell office:value-type="float" office:value="37.7892242059" calcext:value-type="float">
            <text:p>37.7892242059</text:p>
          </table:table-cell>
        </table:table-row>
        <table:table-row table:style-name="ro1">
          <table:table-cell office:value-type="string" calcext:value-type="string">
            <text:p>2015-05-13 19:33:00</text:p>
          </table:table-cell>
          <table:table-cell office:value-type="string" calcext:value-type="string">
            <text:p>when final</text:p>
          </table:table-cell>
          <table:table-cell office:value-type="string" calcext:value-type="string">
            <text:p>final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3RD ST / WISCONSIN ST</text:p>
          </table:table-cell>
          <table:table-cell office:value-type="float" office:value="-122.3986955897" calcext:value-type="float">
            <text:p>-122.3986955897</text:p>
          </table:table-cell>
          <table:table-cell office:value-type="float" office:value="37.7547456011" calcext:value-type="float">
            <text:p>37.7547456011</text:p>
          </table:table-cell>
        </table:table-row>
        <table:table-row table:style-name="ro1">
          <table:table-cell office:value-type="string" calcext:value-type="string">
            <text:p>2015-05-13 19:33:00</text:p>
          </table:table-cell>
          <table:table-cell office:value-type="string" calcext:value-type="string">
            <text:p>when final time</text:p>
          </table:table-cell>
          <table:table-cell office:value-type="string" calcext:value-type="string">
            <text:p>final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3RD ST / WISCONSIN ST</text:p>
          </table:table-cell>
          <table:table-cell office:value-type="float" office:value="-122.3986955897" calcext:value-type="float">
            <text:p>-122.3986955897</text:p>
          </table:table-cell>
          <table:table-cell office:value-type="float" office:value="37.7547456011" calcext:value-type="float">
            <text:p>37.7547456011</text:p>
          </table:table-cell>
        </table:table-row>
        <table:table-row table:style-name="ro1">
          <table:table-cell office:value-type="string" calcext:value-type="string">
            <text:p>2015-05-13 19:30:00</text:p>
          </table:table-cell>
          <table:table-cell office:value-type="string" calcext:value-type="string">
            <text:p>when final exam</text:p>
          </table:table-cell>
          <table:table-cell office:value-type="string" calcext:value-type="string">
            <text:p>final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3RD ST</text:p>
          </table:table-cell>
          <table:table-cell office:value-type="float" office:value="-122.4032848431" calcext:value-type="float">
            <text:p>-122.4032848431</text:p>
          </table:table-cell>
          <table:table-cell office:value-type="float" office:value="37.787306416" calcext:value-type="float">
            <text:p>37.787306416</text:p>
          </table:table-cell>
        </table:table-row>
        <table:table-row table:style-name="ro1">
          <table:table-cell office:value-type="string" calcext:value-type="string">
            <text:p>2015-05-13 19:30:00</text:p>
          </table:table-cell>
          <table:table-cell office:value-type="string" calcext:value-type="string">
            <text:p>when final exam time</text:p>
          </table:table-cell>
          <table:table-cell office:value-type="string" calcext:value-type="string">
            <text:p>final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0 Block of BRANNAN ST</text:p>
          </table:table-cell>
          <table:table-cell office:value-type="float" office:value="-122.3976155679" calcext:value-type="float">
            <text:p>-122.3976155679</text:p>
          </table:table-cell>
          <table:table-cell office:value-type="float" office:value="37.7773918243" calcext:value-type="float">
            <text:p>37.7773918243</text:p>
          </table:table-cell>
        </table:table-row>
        <table:table-row table:style-name="ro1">
          <table:table-cell office:value-type="string" calcext:value-type="string">
            <text:p>2015-05-13 19:30:00</text:p>
          </table:table-cell>
          <table:table-cell office:value-type="string" calcext:value-type="string">
            <text:p>when last exam</text:p>
          </table:table-cell>
          <table:table-cell office:value-type="string" calcext:value-type="string">
            <text:p>final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IS ST / GOUGH ST</text:p>
          </table:table-cell>
          <table:table-cell office:value-type="float" office:value="-122.4203472088" calcext:value-type="float">
            <text:p>-122.4203472088</text:p>
          </table:table-cell>
          <table:table-cell office:value-type="float" office:value="37.7717690722" calcext:value-type="float">
            <text:p>37.7717690722</text:p>
          </table:table-cell>
        </table:table-row>
        <table:table-row table:style-name="ro1">
          <table:table-cell office:value-type="string" calcext:value-type="string">
            <text:p>2015-05-13 19:30:00</text:p>
          </table:table-cell>
          <table:table-cell office:value-type="string" calcext:value-type="string">
            <text:p>when final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ARY ST / VANNESS AV</text:p>
          </table:table-cell>
          <table:table-cell office:value-type="float" office:value="-122.4213958191" calcext:value-type="float">
            <text:p>-122.4213958191</text:p>
          </table:table-cell>
          <table:table-cell office:value-type="float" office:value="37.7856843389" calcext:value-type="float">
            <text:p>37.7856843389</text:p>
          </table:table-cell>
        </table:table-row>
        <table:table-row table:style-name="ro1">
          <table:table-cell office:value-type="string" calcext:value-type="string">
            <text:p>2015-05-13 19:30:00</text:p>
          </table:table-cell>
          <table:table-cell office:value-type="string" calcext:value-type="string">
            <text:p>when final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ARRISON ST / 10TH ST</text:p>
          </table:table-cell>
          <table:table-cell office:value-type="float" office:value="-122.41127919" calcext:value-type="float">
            <text:p>-122.41127919</text:p>
          </table:table-cell>
          <table:table-cell office:value-type="float" office:value="37.7715785765" calcext:value-type="float">
            <text:p>37.7715785765</text:p>
          </table:table-cell>
        </table:table-row>
        <table:table-row table:style-name="ro1">
          <table:table-cell office:value-type="string" calcext:value-type="string">
            <text:p>2015-05-13 19:30:00</text:p>
          </table:table-cell>
          <table:table-cell office:value-type="string" calcext:value-type="string">
            <text:p>when final exam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ARY BL / LAGUNA ST</text:p>
          </table:table-cell>
          <table:table-cell office:value-type="float" office:value="-122.4279911519" calcext:value-type="float">
            <text:p>-122.4279911519</text:p>
          </table:table-cell>
          <table:table-cell office:value-type="float" office:value="37.7849531242" calcext:value-type="float">
            <text:p>37.7849531242</text:p>
          </table:table-cell>
        </table:table-row>
        <table:table-row table:style-name="ro1">
          <table:table-cell office:value-type="string" calcext:value-type="string">
            <text:p>2015-05-13 19:28:00</text:p>
          </table:table-cell>
          <table:table-cell office:value-type="string" calcext:value-type="string">
            <text:p>when final exam time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SANSOME ST</text:p>
          </table:table-cell>
          <table:table-cell office:value-type="float" office:value="-122.4007197858" calcext:value-type="float">
            <text:p>-122.4007197858</text:p>
          </table:table-cell>
          <table:table-cell office:value-type="float" office:value="37.7907124696" calcext:value-type="float">
            <text:p>37.7907124696</text:p>
          </table:table-cell>
        </table:table-row>
        <table:table-row table:style-name="ro1">
          <table:table-cell office:value-type="string" calcext:value-type="string">
            <text:p>2015-05-13 19:28:00</text:p>
          </table:table-cell>
          <table:table-cell office:value-type="string" calcext:value-type="string">
            <text:p>when last exam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SANSOME ST</text:p>
          </table:table-cell>
          <table:table-cell office:value-type="float" office:value="-122.4007197858" calcext:value-type="float">
            <text:p>-122.4007197858</text:p>
          </table:table-cell>
          <table:table-cell office:value-type="float" office:value="37.7907124696" calcext:value-type="float">
            <text:p>37.7907124696</text:p>
          </table:table-cell>
        </table:table-row>
        <table:table-row table:style-name="ro1">
          <table:table-cell office:value-type="string" calcext:value-type="string">
            <text:p>2015-05-13 19:26:00</text:p>
          </table:table-cell>
          <table:table-cell office:value-type="string" calcext:value-type="string">
            <text:p>when last exam time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00 Block of BUSH ST</text:p>
          </table:table-cell>
          <table:table-cell office:value-type="float" office:value="-122.4129289552" calcext:value-type="float">
            <text:p>-122.4129289552</text:p>
          </table:table-cell>
          <table:table-cell office:value-type="float" office:value="37.7896868266" calcext:value-type="float">
            <text:p>37.7896868266</text:p>
          </table:table-cell>
        </table:table-row>
        <table:table-row table:style-name="ro1">
          <table:table-cell office:value-type="string" calcext:value-type="string">
            <text:p>2015-05-13 19:26:00</text:p>
          </table:table-cell>
          <table:table-cell office:value-type="string" calcext:value-type="string">
            <text:p>what final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900 Block of BUSH ST</text:p>
          </table:table-cell>
          <table:table-cell office:value-type="float" office:value="-122.4129289552" calcext:value-type="float">
            <text:p>-122.4129289552</text:p>
          </table:table-cell>
          <table:table-cell office:value-type="float" office:value="37.7896868266" calcext:value-type="float">
            <text:p>37.7896868266</text:p>
          </table:table-cell>
        </table:table-row>
        <table:table-row table:style-name="ro1">
          <table:table-cell office:value-type="string" calcext:value-type="string">
            <text:p>2015-05-13 19:19:00</text:p>
          </table:table-cell>
          <table:table-cell office:value-type="string" calcext:value-type="string">
            <text:p>what final time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MARKET ST</text:p>
          </table:table-cell>
          <table:table-cell office:value-type="float" office:value="-122.3950977742" calcext:value-type="float">
            <text:p>-122.3950977742</text:p>
          </table:table-cell>
          <table:table-cell office:value-type="float" office:value="37.7940590486" calcext:value-type="float">
            <text:p>37.7940590486</text:p>
          </table:table-cell>
        </table:table-row>
        <table:table-row table:style-name="ro1">
          <table:table-cell office:value-type="string" calcext:value-type="string">
            <text:p>2015-05-13 19:15:00</text:p>
          </table:table-cell>
          <table:table-cell office:value-type="string" calcext:value-type="string">
            <text:p>what final exam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00 Block of 10TH ST</text:p>
          </table:table-cell>
          <table:table-cell office:value-type="float" office:value="-122.4116366219" calcext:value-type="float">
            <text:p>-122.4116366219</text:p>
          </table:table-cell>
          <table:table-cell office:value-type="float" office:value="37.7717869351" calcext:value-type="float">
            <text:p>37.7717869351</text:p>
          </table:table-cell>
        </table:table-row>
        <table:table-row table:style-name="ro1">
          <table:table-cell office:value-type="string" calcext:value-type="string">
            <text:p>2015-05-13 19:15:00</text:p>
          </table:table-cell>
          <table:table-cell office:value-type="string" calcext:value-type="string">
            <text:p>what final exam time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ARAV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9TH AV / WINSTON DR</text:p>
          </table:table-cell>
          <table:table-cell office:value-type="float" office:value="-122.4748991517" calcext:value-type="float">
            <text:p>-122.4748991517</text:p>
          </table:table-cell>
          <table:table-cell office:value-type="float" office:value="37.726990531" calcext:value-type="float">
            <text:p>37.726990531</text:p>
          </table:table-cell>
        </table:table-row>
        <table:table-row table:style-name="ro1">
          <table:table-cell office:value-type="string" calcext:value-type="string">
            <text:p>2015-05-13 19:11:00</text:p>
          </table:table-cell>
          <table:table-cell office:value-type="string" calcext:value-type="string">
            <text:p>when lab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00 Block of HYDE ST</text:p>
          </table:table-cell>
          <table:table-cell office:value-type="float" office:value="-122.4162358524" calcext:value-type="float">
            <text:p>-122.4162358524</text:p>
          </table:table-cell>
          <table:table-cell office:value-type="float" office:value="37.7849125738" calcext:value-type="float">
            <text:p>37.7849125738</text:p>
          </table:table-cell>
        </table:table-row>
        <table:table-row table:style-name="ro1">
          <table:table-cell office:value-type="string" calcext:value-type="string">
            <text:p>2015-05-13 19:11:00</text:p>
          </table:table-cell>
          <table:table-cell office:value-type="string" calcext:value-type="string">
            <text:p>when assignment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00 Block of BRANNAN ST</text:p>
          </table:table-cell>
          <table:table-cell office:value-type="float" office:value="-122.3959859709" calcext:value-type="float">
            <text:p>-122.3959859709</text:p>
          </table:table-cell>
          <table:table-cell office:value-type="float" office:value="37.7788348206" calcext:value-type="float">
            <text:p>37.7788348206</text:p>
          </table:table-cell>
        </table:table-row>
        <table:table-row table:style-name="ro1">
          <table:table-cell office:value-type="string" calcext:value-type="string">
            <text:p>2015-05-13 19:00:00</text:p>
          </table:table-cell>
          <table:table-cell office:value-type="string" calcext:value-type="string">
            <text:p>what lab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00 Block of BRANNAN ST</text:p>
          </table:table-cell>
          <table:table-cell office:value-type="float" office:value="-122.3959859709" calcext:value-type="float">
            <text:p>-122.3959859709</text:p>
          </table:table-cell>
          <table:table-cell office:value-type="float" office:value="37.7788348206" calcext:value-type="float">
            <text:p>37.7788348206</text:p>
          </table:table-cell>
        </table:table-row>
        <table:table-row table:style-name="ro1">
          <table:table-cell office:value-type="string" calcext:value-type="string">
            <text:p>2015-05-13 19:00:00</text:p>
          </table:table-cell>
          <table:table-cell office:value-type="string" calcext:value-type="string">
            <text:p>when lab one due</text:p>
          </table:table-cell>
          <table:table-cell office:value-type="string" calcext:value-type="string">
            <text:p>lab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 Block of PAUL AV</text:p>
          </table:table-cell>
          <table:table-cell office:value-type="float" office:value="-122.3971362174" calcext:value-type="float">
            <text:p>-122.3971362174</text:p>
          </table:table-cell>
          <table:table-cell office:value-type="float" office:value="37.7228049825" calcext:value-type="float">
            <text:p>37.7228049825</text:p>
          </table:table-cell>
        </table:table-row>
        <table:table-row table:style-name="ro1">
          <table:table-cell office:value-type="string" calcext:value-type="string">
            <text:p>2015-05-13 19:00:00</text:p>
          </table:table-cell>
          <table:table-cell office:value-type="string" calcext:value-type="string">
            <text:p>when lab one dead line</text:p>
          </table:table-cell>
          <table:table-cell office:value-type="string" calcext:value-type="string">
            <text:p>lab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6TH ST / GUERRERO ST</text:p>
          </table:table-cell>
          <table:table-cell office:value-type="float" office:value="-122.4225723342" calcext:value-type="float">
            <text:p>-122.4225723342</text:p>
          </table:table-cell>
          <table:table-cell office:value-type="float" office:value="37.748774005" calcext:value-type="float">
            <text:p>37.748774005</text:p>
          </table:table-cell>
        </table:table-row>
        <table:table-row table:style-name="ro1">
          <table:table-cell office:value-type="string" calcext:value-type="string">
            <text:p>2015-05-13 19:00:00</text:p>
          </table:table-cell>
          <table:table-cell office:value-type="string" calcext:value-type="string">
            <text:p>when lab two due</text:p>
          </table:table-cell>
          <table:table-cell office:value-type="string" calcext:value-type="string">
            <text:p>lab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OCKTON ST / SUTTER ST</text:p>
          </table:table-cell>
          <table:table-cell office:value-type="float" office:value="-122.4069586606" calcext:value-type="float">
            <text:p>-122.4069586606</text:p>
          </table:table-cell>
          <table:table-cell office:value-type="float" office:value="37.789434763" calcext:value-type="float">
            <text:p>37.789434763</text:p>
          </table:table-cell>
        </table:table-row>
        <table:table-row table:style-name="ro1">
          <table:table-cell office:value-type="string" calcext:value-type="string">
            <text:p>2015-05-13 18:58:00</text:p>
          </table:table-cell>
          <table:table-cell office:value-type="string" calcext:value-type="string">
            <text:p>when lab two dead line</text:p>
          </table:table-cell>
          <table:table-cell office:value-type="string" calcext:value-type="string">
            <text:p>lab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900 Block of MISSION ST</text:p>
          </table:table-cell>
          <table:table-cell office:value-type="float" office:value="-122.4196766162" calcext:value-type="float">
            <text:p>-122.4196766162</text:p>
          </table:table-cell>
          <table:table-cell office:value-type="float" office:value="37.7658510977" calcext:value-type="float">
            <text:p>37.7658510977</text:p>
          </table:table-cell>
        </table:table-row>
        <table:table-row table:style-name="ro1">
          <table:table-cell office:value-type="string" calcext:value-type="string">
            <text:p>2015-05-13 18:58:00</text:p>
          </table:table-cell>
          <table:table-cell office:value-type="string" calcext:value-type="string">
            <text:p>when assignment one due</text:p>
          </table:table-cell>
          <table:table-cell office:value-type="string" calcext:value-type="string">
            <text:p>lab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900 Block of MISSION ST</text:p>
          </table:table-cell>
          <table:table-cell office:value-type="float" office:value="-122.4196766162" calcext:value-type="float">
            <text:p>-122.4196766162</text:p>
          </table:table-cell>
          <table:table-cell office:value-type="float" office:value="37.7658510977" calcext:value-type="float">
            <text:p>37.7658510977</text:p>
          </table:table-cell>
        </table:table-row>
        <table:table-row table:style-name="ro1">
          <table:table-cell office:value-type="string" calcext:value-type="string">
            <text:p>2015-05-13 18:55:00</text:p>
          </table:table-cell>
          <table:table-cell office:value-type="string" calcext:value-type="string">
            <text:p>when assignment one dead line</text:p>
          </table:table-cell>
          <table:table-cell office:value-type="string" calcext:value-type="string">
            <text:p>lab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PSYCHOPATHIC CASE</text:p>
          </table:table-cell>
          <table:table-cell office:value-type="string" calcext:value-type="string">
            <text:p>4600 Block of 18TH ST</text:p>
          </table:table-cell>
          <table:table-cell office:value-type="float" office:value="-122.4424964876" calcext:value-type="float">
            <text:p>-122.4424964876</text:p>
          </table:table-cell>
          <table:table-cell office:value-type="float" office:value="37.7604858807" calcext:value-type="float">
            <text:p>37.7604858807</text:p>
          </table:table-cell>
        </table:table-row>
        <table:table-row table:style-name="ro1">
          <table:table-cell office:value-type="string" calcext:value-type="string">
            <text:p>2015-05-13 18:45:00</text:p>
          </table:table-cell>
          <table:table-cell office:value-type="string" calcext:value-type="string">
            <text:p>when assignment two due</text:p>
          </table:table-cell>
          <table:table-cell office:value-type="string" calcext:value-type="string">
            <text:p>lab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FREELON ST</text:p>
          </table:table-cell>
          <table:table-cell office:value-type="float" office:value="-122.3964114555" calcext:value-type="float">
            <text:p>-122.3964114555</text:p>
          </table:table-cell>
          <table:table-cell office:value-type="float" office:value="37.7791876147" calcext:value-type="float">
            <text:p>37.7791876147</text:p>
          </table:table-cell>
        </table:table-row>
        <table:table-row table:style-name="ro1">
          <table:table-cell office:value-type="string" calcext:value-type="string">
            <text:p>2015-05-13 18:42:00</text:p>
          </table:table-cell>
          <table:table-cell office:value-type="string" calcext:value-type="string">
            <text:p>what is lab two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900 Block of POLK ST</text:p>
          </table:table-cell>
          <table:table-cell office:value-type="float" office:value="-122.4214269222" calcext:value-type="float">
            <text:p>-122.4214269222</text:p>
          </table:table-cell>
          <table:table-cell office:value-type="float" office:value="37.7946028272" calcext:value-type="float">
            <text:p>37.7946028272</text:p>
          </table:table-cell>
        </table:table-row>
        <table:table-row table:style-name="ro1">
          <table:table-cell office:value-type="string" calcext:value-type="string">
            <text:p>2015-05-13 18:42:00</text:p>
          </table:table-cell>
          <table:table-cell office:value-type="string" calcext:value-type="string">
            <text:p>what is assignment one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900 Block of POLK ST</text:p>
          </table:table-cell>
          <table:table-cell office:value-type="float" office:value="-122.4214269222" calcext:value-type="float">
            <text:p>-122.4214269222</text:p>
          </table:table-cell>
          <table:table-cell office:value-type="float" office:value="37.7946028272" calcext:value-type="float">
            <text:p>37.7946028272</text:p>
          </table:table-cell>
        </table:table-row>
        <table:table-row table:style-name="ro1">
          <table:table-cell office:value-type="string" calcext:value-type="string">
            <text:p>2015-05-13 18:39:00</text:p>
          </table:table-cell>
          <table:table-cell office:value-type="string" calcext:value-type="string">
            <text:p>what is assignment two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ARREST, CITED</text:p>
          </table:table-cell>
          <table:table-cell office:value-type="string" calcext:value-type="string">
            <text:p>200 Block of GOLDEN GATE AV</text:p>
          </table:table-cell>
          <table:table-cell office:value-type="float" office:value="-122.4142633904" calcext:value-type="float">
            <text:p>-122.4142633904</text:p>
          </table:table-cell>
          <table:table-cell office:value-type="float" office:value="37.7817569848" calcext:value-type="float">
            <text:p>37.7817569848</text:p>
          </table:table-cell>
        </table:table-row>
        <table:table-row table:style-name="ro1">
          <table:table-cell office:value-type="string" calcext:value-type="string">
            <text:p>2015-05-13 18:30:00</text:p>
          </table:table-cell>
          <table:table-cell office:value-type="string" calcext:value-type="string">
            <text:p>what do we do for lab one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3100 Block of HARRISON ST</text:p>
          </table:table-cell>
          <table:table-cell office:value-type="float" office:value="-122.4115041507" calcext:value-type="float">
            <text:p>-122.4115041507</text:p>
          </table:table-cell>
          <table:table-cell office:value-type="float" office:value="37.747785907" calcext:value-type="float">
            <text:p>37.747785907</text:p>
          </table:table-cell>
        </table:table-row>
        <table:table-row table:style-name="ro1">
          <table:table-cell office:value-type="string" calcext:value-type="string">
            <text:p>2015-05-13 18:30:00</text:p>
          </table:table-cell>
          <table:table-cell office:value-type="string" calcext:value-type="string">
            <text:p>what do we do for lab two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0 Block of SCOTT ST</text:p>
          </table:table-cell>
          <table:table-cell office:value-type="float" office:value="-122.4369999072" calcext:value-type="float">
            <text:p>-122.4369999072</text:p>
          </table:table-cell>
          <table:table-cell office:value-type="float" office:value="37.7791621676" calcext:value-type="float">
            <text:p>37.7791621676</text:p>
          </table:table-cell>
        </table:table-row>
        <table:table-row table:style-name="ro1">
          <table:table-cell office:value-type="string" calcext:value-type="string">
            <text:p>2015-05-13 18:30:00</text:p>
          </table:table-cell>
          <table:table-cell office:value-type="string" calcext:value-type="string">
            <text:p>what do we do for assignment one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0 Block of POINTLOBOS AV</text:p>
          </table:table-cell>
          <table:table-cell office:value-type="float" office:value="-122.5136420643" calcext:value-type="float">
            <text:p>-122.5136420643</text:p>
          </table:table-cell>
          <table:table-cell office:value-type="float" office:value="37.7784692199" calcext:value-type="float">
            <text:p>37.7784692199</text:p>
          </table:table-cell>
        </table:table-row>
        <table:table-row table:style-name="ro1">
          <table:table-cell office:value-type="string" calcext:value-type="string">
            <text:p>2015-05-13 18:30:00</text:p>
          </table:table-cell>
          <table:table-cell office:value-type="string" calcext:value-type="string">
            <text:p>what do we do for assignment two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300 Block of FELTON ST</text:p>
          </table:table-cell>
          <table:table-cell office:value-type="float" office:value="-122.4179379683" calcext:value-type="float">
            <text:p>-122.4179379683</text:p>
          </table:table-cell>
          <table:table-cell office:value-type="float" office:value="37.726605137" calcext:value-type="float">
            <text:p>37.726605137</text:p>
          </table:table-cell>
        </table:table-row>
        <table:table-row table:style-name="ro1">
          <table:table-cell office:value-type="string" calcext:value-type="string">
            <text:p>2015-05-13 18:30:00</text:p>
          </table:table-cell>
          <table:table-cell office:value-type="string" calcext:value-type="string">
            <text:p>what do we submit for lab one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500 Block of FILLMORE ST</text:p>
          </table:table-cell>
          <table:table-cell office:value-type="float" office:value="-122.4327438226" calcext:value-type="float">
            <text:p>-122.4327438226</text:p>
          </table:table-cell>
          <table:table-cell office:value-type="float" office:value="37.7838424506" calcext:value-type="float">
            <text:p>37.7838424506</text:p>
          </table:table-cell>
        </table:table-row>
        <table:table-row table:style-name="ro1">
          <table:table-cell office:value-type="string" calcext:value-type="string">
            <text:p>2015-05-13 18:30:00</text:p>
          </table:table-cell>
          <table:table-cell office:value-type="string" calcext:value-type="string">
            <text:p>what do we submit for lab two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INE ST / GRANT AV</text:p>
          </table:table-cell>
          <table:table-cell office:value-type="float" office:value="-122.405744762" calcext:value-type="float">
            <text:p>-122.405744762</text:p>
          </table:table-cell>
          <table:table-cell office:value-type="float" office:value="37.7914980828" calcext:value-type="float">
            <text:p>37.7914980828</text:p>
          </table:table-cell>
        </table:table-row>
        <table:table-row table:style-name="ro1">
          <table:table-cell office:value-type="string" calcext:value-type="string">
            <text:p>2015-05-13 18:20:00</text:p>
          </table:table-cell>
          <table:table-cell office:value-type="string" calcext:value-type="string">
            <text:p>what do we submit for assignment one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600 Block of VANNESS AV</text:p>
          </table:table-cell>
          <table:table-cell office:value-type="float" office:value="-122.4206913867" calcext:value-type="float">
            <text:p>-122.4206913867</text:p>
          </table:table-cell>
          <table:table-cell office:value-type="float" office:value="37.7814832524" calcext:value-type="float">
            <text:p>37.7814832524</text:p>
          </table:table-cell>
        </table:table-row>
        <table:table-row table:style-name="ro1">
          <table:table-cell office:value-type="string" calcext:value-type="string">
            <text:p>2015-05-13 18:16:00</text:p>
          </table:table-cell>
          <table:table-cell office:value-type="string" calcext:value-type="string">
            <text:p>what do we submit for assignment two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00 Block of EDDY ST</text:p>
          </table:table-cell>
          <table:table-cell office:value-type="float" office:value="-122.415088721" calcext:value-type="float">
            <text:p>-122.415088721</text:p>
          </table:table-cell>
          <table:table-cell office:value-type="float" office:value="37.7836719564" calcext:value-type="float">
            <text:p>37.7836719564</text:p>
          </table:table-cell>
        </table:table-row>
        <table:table-row table:style-name="ro1">
          <table:table-cell office:value-type="string" calcext:value-type="string">
            <text:p>2015-05-13 18:15:00</text:p>
          </table:table-cell>
          <table:table-cell office:value-type="string" calcext:value-type="string">
            <text:p>what do we make for lab one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ARAV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ESTPORTAL AV / VICENTE ST</text:p>
          </table:table-cell>
          <table:table-cell office:value-type="float" office:value="-122.4669911121" calcext:value-type="float">
            <text:p>-122.4669911121</text:p>
          </table:table-cell>
          <table:table-cell office:value-type="float" office:value="37.7397231592" calcext:value-type="float">
            <text:p>37.7397231592</text:p>
          </table:table-cell>
        </table:table-row>
        <table:table-row table:style-name="ro1">
          <table:table-cell office:value-type="string" calcext:value-type="string">
            <text:p>2015-05-13 18:15:00</text:p>
          </table:table-cell>
          <table:table-cell office:value-type="string" calcext:value-type="string">
            <text:p>what do we make for lab two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EENWICH ST / LEAVENWORTH ST</text:p>
          </table:table-cell>
          <table:table-cell office:value-type="float" office:value="-122.4178006152" calcext:value-type="float">
            <text:p>-122.4178006152</text:p>
          </table:table-cell>
          <table:table-cell office:value-type="float" office:value="37.8012683839" calcext:value-type="float">
            <text:p>37.8012683839</text:p>
          </table:table-cell>
        </table:table-row>
        <table:table-row table:style-name="ro1">
          <table:table-cell office:value-type="string" calcext:value-type="string">
            <text:p>2015-05-13 18:10:00</text:p>
          </table:table-cell>
          <table:table-cell office:value-type="string" calcext:value-type="string">
            <text:p>what do we make for assignment one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Y ST / HYDE ST</text:p>
          </table:table-cell>
          <table:table-cell office:value-type="float" office:value="-122.4201800013" calcext:value-type="float">
            <text:p>-122.4201800013</text:p>
          </table:table-cell>
          <table:table-cell office:value-type="float" office:value="37.8047896507" calcext:value-type="float">
            <text:p>37.8047896507</text:p>
          </table:table-cell>
        </table:table-row>
        <table:table-row table:style-name="ro1">
          <table:table-cell office:value-type="string" calcext:value-type="string">
            <text:p>2015-05-13 18:05:00</text:p>
          </table:table-cell>
          <table:table-cell office:value-type="string" calcext:value-type="string">
            <text:p>what do we make for assignment two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AN BRUNO AV / BURROWS ST</text:p>
          </table:table-cell>
          <table:table-cell office:value-type="float" office:value="-122.4040999298" calcext:value-type="float">
            <text:p>-122.4040999298</text:p>
          </table:table-cell>
          <table:table-cell office:value-type="float" office:value="37.7288373396" calcext:value-type="float">
            <text:p>37.7288373396</text:p>
          </table:table-cell>
        </table:table-row>
        <table:table-row table:style-name="ro1">
          <table:table-cell office:value-type="string" calcext:value-type="string">
            <text:p>2015-05-13 18:02:00</text:p>
          </table:table-cell>
          <table:table-cell office:value-type="string" calcext:value-type="string">
            <text:p>what course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25TH ST / SHOTWELL ST</text:p>
          </table:table-cell>
          <table:table-cell office:value-type="float" office:value="-122.415014685" calcext:value-type="float">
            <text:p>-122.415014685</text:p>
          </table:table-cell>
          <table:table-cell office:value-type="float" office:value="37.7508363917" calcext:value-type="float">
            <text:p>37.7508363917</text:p>
          </table:table-cell>
        </table:table-row>
        <table:table-row table:style-name="ro1">
          <table:table-cell office:value-type="string" calcext:value-type="string">
            <text:p>2015-05-13 18:00:00</text:p>
          </table:table-cell>
          <table:table-cell office:value-type="string" calcext:value-type="string">
            <text:p>what course syllabus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6TH ST</text:p>
          </table:table-cell>
          <table:table-cell office:value-type="float" office:value="-122.4095043094" calcext:value-type="float">
            <text:p>-122.4095043094</text:p>
          </table:table-cell>
          <table:table-cell office:value-type="float" office:value="37.7815262717" calcext:value-type="float">
            <text:p>37.7815262717</text:p>
          </table:table-cell>
        </table:table-row>
        <table:table-row table:style-name="ro1">
          <table:table-cell office:value-type="string" calcext:value-type="string">
            <text:p>2015-05-13 18:00:00</text:p>
          </table:table-cell>
          <table:table-cell office:value-type="string" calcext:value-type="string">
            <text:p>what class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LLINOIS ST / 20TH ST</text:p>
          </table:table-cell>
          <table:table-cell office:value-type="float" office:value="-122.3875713063" calcext:value-type="float">
            <text:p>-122.3875713063</text:p>
          </table:table-cell>
          <table:table-cell office:value-type="float" office:value="37.7605499565" calcext:value-type="float">
            <text:p>37.7605499565</text:p>
          </table:table-cell>
        </table:table-row>
        <table:table-row table:style-name="ro1">
          <table:table-cell office:value-type="string" calcext:value-type="string">
            <text:p>2015-05-13 18:00:00</text:p>
          </table:table-cell>
          <table:table-cell office:value-type="string" calcext:value-type="string">
            <text:p>what class syllabus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ASTRO ST / 16TH ST</text:p>
          </table:table-cell>
          <table:table-cell office:value-type="float" office:value="-122.4353184233" calcext:value-type="float">
            <text:p>-122.4353184233</text:p>
          </table:table-cell>
          <table:table-cell office:value-type="float" office:value="37.7641020287" calcext:value-type="float">
            <text:p>37.7641020287</text:p>
          </table:table-cell>
        </table:table-row>
        <table:table-row table:style-name="ro1">
          <table:table-cell office:value-type="string" calcext:value-type="string">
            <text:p>2015-05-13 18:00:00</text:p>
          </table:table-cell>
          <table:table-cell office:value-type="string" calcext:value-type="string">
            <text:p>what taught course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LE ST / FULTON ST</text:p>
          </table:table-cell>
          <table:table-cell office:value-type="float" office:value="-122.4513600612" calcext:value-type="float">
            <text:p>-122.4513600612</text:p>
          </table:table-cell>
          <table:table-cell office:value-type="float" office:value="37.7751741555" calcext:value-type="float">
            <text:p>37.7751741555</text:p>
          </table:table-cell>
        </table:table-row>
        <table:table-row table:style-name="ro1">
          <table:table-cell office:value-type="string" calcext:value-type="string">
            <text:p>2015-05-13 18:00:00</text:p>
          </table:table-cell>
          <table:table-cell office:value-type="string" calcext:value-type="string">
            <text:p>what taught course syllabus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EAVENWORTH ST / BAY ST</text:p>
          </table:table-cell>
          <table:table-cell office:value-type="float" office:value="-122.4185339724" calcext:value-type="float">
            <text:p>-122.4185339724</text:p>
          </table:table-cell>
          <table:table-cell office:value-type="float" office:value="37.804997735" calcext:value-type="float">
            <text:p>37.804997735</text:p>
          </table:table-cell>
        </table:table-row>
        <table:table-row table:style-name="ro1">
          <table:table-cell office:value-type="string" calcext:value-type="string">
            <text:p>2015-05-13 17:55:00</text:p>
          </table:table-cell>
          <table:table-cell office:value-type="string" calcext:value-type="string">
            <text:p>what taught class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1200 Block of MARKET ST</text:p>
          </table:table-cell>
          <table:table-cell office:value-type="float" office:value="-122.4154487596" calcext:value-type="float">
            <text:p>-122.4154487596</text:p>
          </table:table-cell>
          <table:table-cell office:value-type="float" office:value="37.7782935201" calcext:value-type="float">
            <text:p>37.7782935201</text:p>
          </table:table-cell>
        </table:table-row>
        <table:table-row table:style-name="ro1">
          <table:table-cell office:value-type="string" calcext:value-type="string">
            <text:p>2015-05-13 17:55:00</text:p>
          </table:table-cell>
          <table:table-cell office:value-type="string" calcext:value-type="string">
            <text:p>what taught class syllabus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1200 Block of MARKET ST</text:p>
          </table:table-cell>
          <table:table-cell office:value-type="float" office:value="-122.4154487596" calcext:value-type="float">
            <text:p>-122.4154487596</text:p>
          </table:table-cell>
          <table:table-cell office:value-type="float" office:value="37.7782935201" calcext:value-type="float">
            <text:p>37.7782935201</text:p>
          </table:table-cell>
        </table:table-row>
        <table:table-row table:style-name="ro1">
          <table:table-cell office:value-type="string" calcext:value-type="string">
            <text:p>2015-05-13 17:55:00</text:p>
          </table:table-cell>
          <table:table-cell office:value-type="string" calcext:value-type="string">
            <text:p>what teach course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1200 Block of MARKET ST</text:p>
          </table:table-cell>
          <table:table-cell office:value-type="float" office:value="-122.4154487596" calcext:value-type="float">
            <text:p>-122.4154487596</text:p>
          </table:table-cell>
          <table:table-cell office:value-type="float" office:value="37.7782935201" calcext:value-type="float">
            <text:p>37.7782935201</text:p>
          </table:table-cell>
        </table:table-row>
        <table:table-row table:style-name="ro1">
          <table:table-cell office:value-type="string" calcext:value-type="string">
            <text:p>2015-05-13 17:50:00</text:p>
          </table:table-cell>
          <table:table-cell office:value-type="string" calcext:value-type="string">
            <text:p>what teach course syllabus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00 Block of GREEN ST</text:p>
          </table:table-cell>
          <table:table-cell office:value-type="float" office:value="-122.4070086257" calcext:value-type="float">
            <text:p>-122.4070086257</text:p>
          </table:table-cell>
          <table:table-cell office:value-type="float" office:value="37.7996968892" calcext:value-type="float">
            <text:p>37.7996968892</text:p>
          </table:table-cell>
        </table:table-row>
        <table:table-row table:style-name="ro1">
          <table:table-cell office:value-type="string" calcext:value-type="string">
            <text:p>2015-05-13 17:48:00</text:p>
          </table:table-cell>
          <table:table-cell office:value-type="string" calcext:value-type="string">
            <text:p>what teach class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DANIELBURNHAM CT</text:p>
          </table:table-cell>
          <table:table-cell office:value-type="float" office:value="-122.4225405542" calcext:value-type="float">
            <text:p>-122.4225405542</text:p>
          </table:table-cell>
          <table:table-cell office:value-type="float" office:value="37.7869088658" calcext:value-type="float">
            <text:p>37.7869088658</text:p>
          </table:table-cell>
        </table:table-row>
        <table:table-row table:style-name="ro1">
          <table:table-cell office:value-type="string" calcext:value-type="string">
            <text:p>2015-05-13 17:47:00</text:p>
          </table:table-cell>
          <table:table-cell office:value-type="string" calcext:value-type="string">
            <text:p>where class location</text:p>
          </table:table-cell>
          <table:table-cell office:value-type="string" calcext:value-type="string">
            <text:p>classLocation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WHITFIELD CT</text:p>
          </table:table-cell>
          <table:table-cell office:value-type="float" office:value="-122.3818379303" calcext:value-type="float">
            <text:p>-122.3818379303</text:p>
          </table:table-cell>
          <table:table-cell office:value-type="float" office:value="37.7311043532" calcext:value-type="float">
            <text:p>37.7311043532</text:p>
          </table:table-cell>
        </table:table-row>
        <table:table-row table:style-name="ro1">
          <table:table-cell office:value-type="string" calcext:value-type="string">
            <text:p>2015-05-13 17:47:00</text:p>
          </table:table-cell>
          <table:table-cell office:value-type="string" calcext:value-type="string">
            <text:p>where class room</text:p>
          </table:table-cell>
          <table:table-cell office:value-type="string" calcext:value-type="string">
            <text:p>classLocation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WHITFIELD CT</text:p>
          </table:table-cell>
          <table:table-cell office:value-type="float" office:value="-122.3818379303" calcext:value-type="float">
            <text:p>-122.3818379303</text:p>
          </table:table-cell>
          <table:table-cell office:value-type="float" office:value="37.7311043532" calcext:value-type="float">
            <text:p>37.7311043532</text:p>
          </table:table-cell>
        </table:table-row>
        <table:table-row table:style-name="ro1">
          <table:table-cell office:value-type="string" calcext:value-type="string">
            <text:p>2015-05-13 17:45:00</text:p>
          </table:table-cell>
          <table:table-cell office:value-type="string" calcext:value-type="string">
            <text:p>when project due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700 Block of GEARY ST</text:p>
          </table:table-cell>
          <table:table-cell office:value-type="float" office:value="-122.4156326543" calcext:value-type="float">
            <text:p>-122.4156326543</text:p>
          </table:table-cell>
          <table:table-cell office:value-type="float" office:value="37.7863587808" calcext:value-type="float">
            <text:p>37.7863587808</text:p>
          </table:table-cell>
        </table:table-row>
        <table:table-row table:style-name="ro1">
          <table:table-cell office:value-type="string" calcext:value-type="string">
            <text:p>2015-05-13 17:45:00</text:p>
          </table:table-cell>
          <table:table-cell office:value-type="string" calcext:value-type="string">
            <text:p>when project due day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00 Block of JOHNFKENNEDY DR</text:p>
          </table:table-cell>
          <table:table-cell office:value-type="float" office:value="-122.4662046679" calcext:value-type="float">
            <text:p>-122.4662046679</text:p>
          </table:table-cell>
          <table:table-cell office:value-type="float" office:value="37.7725405392" calcext:value-type="float">
            <text:p>37.7725405392</text:p>
          </table:table-cell>
        </table:table-row>
        <table:table-row table:style-name="ro1">
          <table:table-cell office:value-type="string" calcext:value-type="string">
            <text:p>2015-05-13 17:45:00</text:p>
          </table:table-cell>
          <table:table-cell office:value-type="string" calcext:value-type="string">
            <text:p>when project due date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700 Block of GEARY ST</text:p>
          </table:table-cell>
          <table:table-cell office:value-type="float" office:value="-122.4156326543" calcext:value-type="float">
            <text:p>-122.4156326543</text:p>
          </table:table-cell>
          <table:table-cell office:value-type="float" office:value="37.7863587808" calcext:value-type="float">
            <text:p>37.7863587808</text:p>
          </table:table-cell>
        </table:table-row>
        <table:table-row table:style-name="ro1">
          <table:table-cell office:value-type="string" calcext:value-type="string">
            <text:p>2015-05-13 17:40:00</text:p>
          </table:table-cell>
          <table:table-cell office:value-type="string" calcext:value-type="string">
            <text:p>when project dead line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400 Block of STOCKTON ST</text:p>
          </table:table-cell>
          <table:table-cell office:value-type="float" office:value="-122.409031506" calcext:value-type="float">
            <text:p>-122.409031506</text:p>
          </table:table-cell>
          <table:table-cell office:value-type="float" office:value="37.7992531926" calcext:value-type="float">
            <text:p>37.7992531926</text:p>
          </table:table-cell>
        </table:table-row>
        <table:table-row table:style-name="ro1">
          <table:table-cell office:value-type="string" calcext:value-type="string">
            <text:p>2015-05-13 17:40:00</text:p>
          </table:table-cell>
          <table:table-cell office:value-type="string" calcext:value-type="string">
            <text:p>when project dead line day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AN JOSE AV / 29TH ST</text:p>
          </table:table-cell>
          <table:table-cell office:value-type="float" office:value="-122.4226721924" calcext:value-type="float">
            <text:p>-122.4226721924</text:p>
          </table:table-cell>
          <table:table-cell office:value-type="float" office:value="37.7439432704" calcext:value-type="float">
            <text:p>37.7439432704</text:p>
          </table:table-cell>
        </table:table-row>
        <table:table-row table:style-name="ro1">
          <table:table-cell office:value-type="string" calcext:value-type="string">
            <text:p>2015-05-13 17:37:00</text:p>
          </table:table-cell>
          <table:table-cell office:value-type="string" calcext:value-type="string">
            <text:p>when project dead line date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DDY ST / LEAVENWORTH ST</text:p>
          </table:table-cell>
          <table:table-cell office:value-type="float" office:value="-122.4142429559" calcext:value-type="float">
            <text:p>-122.4142429559</text:p>
          </table:table-cell>
          <table:table-cell office:value-type="float" office:value="37.7837240254" calcext:value-type="float">
            <text:p>37.7837240254</text:p>
          </table:table-cell>
        </table:table-row>
        <table:table-row table:style-name="ro1">
          <table:table-cell office:value-type="string" calcext:value-type="string">
            <text:p>2015-05-13 17:37:00</text:p>
          </table:table-cell>
          <table:table-cell office:value-type="string" calcext:value-type="string">
            <text:p>what project due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DDY ST / LEAVENWORTH ST</text:p>
          </table:table-cell>
          <table:table-cell office:value-type="float" office:value="-122.4142429559" calcext:value-type="float">
            <text:p>-122.4142429559</text:p>
          </table:table-cell>
          <table:table-cell office:value-type="float" office:value="37.7837240254" calcext:value-type="float">
            <text:p>37.7837240254</text:p>
          </table:table-cell>
        </table:table-row>
        <table:table-row table:style-name="ro1">
          <table:table-cell office:value-type="string" calcext:value-type="string">
            <text:p>2015-05-13 17:35:00</text:p>
          </table:table-cell>
          <table:table-cell office:value-type="string" calcext:value-type="string">
            <text:p>what project due day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300 Block of MISSION ST</text:p>
          </table:table-cell>
          <table:table-cell office:value-type="float" office:value="-122.4156580748" calcext:value-type="float">
            <text:p>-122.4156580748</text:p>
          </table:table-cell>
          <table:table-cell office:value-type="float" office:value="37.7753924754" calcext:value-type="float">
            <text:p>37.7753924754</text:p>
          </table:table-cell>
        </table:table-row>
        <table:table-row table:style-name="ro1">
          <table:table-cell office:value-type="string" calcext:value-type="string">
            <text:p>2015-05-13 17:30:00</text:p>
          </table:table-cell>
          <table:table-cell office:value-type="string" calcext:value-type="string">
            <text:p>what project due date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300 Block of MISSION ST</text:p>
          </table:table-cell>
          <table:table-cell office:value-type="float" office:value="-122.4190588681" calcext:value-type="float">
            <text:p>-122.4190588681</text:p>
          </table:table-cell>
          <table:table-cell office:value-type="float" office:value="37.7594227506" calcext:value-type="float">
            <text:p>37.7594227506</text:p>
          </table:table-cell>
        </table:table-row>
        <table:table-row table:style-name="ro1">
          <table:table-cell office:value-type="string" calcext:value-type="string">
            <text:p>2015-05-13 17:30:00</text:p>
          </table:table-cell>
          <table:table-cell office:value-type="string" calcext:value-type="string">
            <text:p>what project dead line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ARREST, CITED</text:p>
          </table:table-cell>
          <table:table-cell office:value-type="string" calcext:value-type="string">
            <text:p>CRESCENT AV / ANDOVER ST</text:p>
          </table:table-cell>
          <table:table-cell office:value-type="float" office:value="-122.416824272" calcext:value-type="float">
            <text:p>-122.416824272</text:p>
          </table:table-cell>
          <table:table-cell office:value-type="float" office:value="37.7348885156" calcext:value-type="float">
            <text:p>37.7348885156</text:p>
          </table:table-cell>
        </table:table-row>
        <table:table-row table:style-name="ro1">
          <table:table-cell office:value-type="string" calcext:value-type="string">
            <text:p>2015-05-13 17:30:00</text:p>
          </table:table-cell>
          <table:table-cell office:value-type="string" calcext:value-type="string">
            <text:p>what project dead line day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1TH ST / HARRISON ST</text:p>
          </table:table-cell>
          <table:table-cell office:value-type="float" office:value="-122.4124832635" calcext:value-type="float">
            <text:p>-122.4124832635</text:p>
          </table:table-cell>
          <table:table-cell office:value-type="float" office:value="37.7706305911" calcext:value-type="float">
            <text:p>37.7706305911</text:p>
          </table:table-cell>
        </table:table-row>
        <table:table-row table:style-name="ro1">
          <table:table-cell office:value-type="string" calcext:value-type="string">
            <text:p>2015-05-13 17:30:01</text:p>
          </table:table-cell>
          <table:table-cell office:value-type="string" calcext:value-type="string">
            <text:p>what project dead line date</text:p>
          </table:table-cell>
          <table:table-cell office:value-type="string" calcext:value-type="string">
            <text:p>projectDu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2TH ST / HARRISON ST</text:p>
          </table:table-cell>
          <table:table-cell office:value-type="float" office:value="-121.4124832635" calcext:value-type="float">
            <text:p>-121.4124832635</text:p>
          </table:table-cell>
          <table:table-cell office:value-type="float" office:value="38.7706305911" calcext:value-type="float">
            <text:p>38.7706305911</text:p>
          </table:table-cell>
        </table:table-row>
        <table:table-row table:style-name="ro1">
          <table:table-cell office:value-type="string" calcext:value-type="string">
            <text:p>2015-05-13 21:11:00</text:p>
          </table:table-cell>
          <table:table-cell office:value-type="string" calcext:value-type="string">
            <text:p>what start is the course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 Block of JONES ST</text:p>
          </table:table-cell>
          <table:table-cell office:value-type="float" office:value="-122.4122497676" calcext:value-type="float">
            <text:p>-122.4122497676</text:p>
          </table:table-cell>
          <table:table-cell office:value-type="float" office:value="37.7825563302" calcext:value-type="float">
            <text:p>37.7825563302</text:p>
          </table:table-cell>
        </table:table-row>
        <table:table-row table:style-name="ro1">
          <table:table-cell office:value-type="string" calcext:value-type="string">
            <text:p>2015-05-13 21:11:00</text:p>
          </table:table-cell>
          <table:table-cell office:value-type="string" calcext:value-type="string">
            <text:p>what start is the class</text:p>
          </table:table-cell>
          <table:table-cell office:value-type="string" calcext:value-type="string">
            <text:p>classti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 Block of JONES ST</text:p>
          </table:table-cell>
          <table:table-cell office:value-type="float" office:value="-122.4122497676" calcext:value-type="float">
            <text:p>-122.4122497676</text:p>
          </table:table-cell>
          <table:table-cell office:value-type="float" office:value="37.7825563302" calcext:value-type="float">
            <text:p>37.7825563302</text:p>
          </table:table-cell>
        </table:table-row>
        <table:table-row table:style-name="ro1">
          <table:table-cell office:value-type="string" calcext:value-type="string">
            <text:p>2015-05-13 20:25:00</text:p>
          </table:table-cell>
          <table:table-cell office:value-type="string" calcext:value-type="string">
            <text:p>what is the professor name</text:p>
          </table:table-cell>
          <table:table-cell office:value-type="string" calcext:value-type="string">
            <text:p>professorNam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NGLESID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WINDING WY</text:p>
          </table:table-cell>
          <table:table-cell office:value-type="float" office:value="-122.4324464629" calcext:value-type="float">
            <text:p>-122.4324464629</text:p>
          </table:table-cell>
          <table:table-cell office:value-type="float" office:value="37.7108326541" calcext:value-type="float">
            <text:p>37.7108326541</text:p>
          </table:table-cell>
        </table:table-row>
        <table:table-row table:style-name="ro1">
          <table:table-cell office:value-type="string" calcext:value-type="string">
            <text:p>2015-05-13 19:52:00</text:p>
          </table:table-cell>
          <table:table-cell office:value-type="string" calcext:value-type="string">
            <text:p>what contact professor</text:p>
          </table:table-cell>
          <table:table-cell office:value-type="string" calcext:value-type="string">
            <text:p>officeHour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1500 Block of HAIGHT ST</text:p>
          </table:table-cell>
          <table:table-cell office:value-type="float" office:value="-122.4477611223" calcext:value-type="float">
            <text:p>-122.4477611223</text:p>
          </table:table-cell>
          <table:table-cell office:value-type="float" office:value="37.7698464875" calcext:value-type="float">
            <text:p>37.7698464875</text:p>
          </table:table-cell>
        </table:table-row>
        <table:table-row table:style-name="ro1">
          <table:table-cell office:value-type="string" calcext:value-type="string">
            <text:p>2015-05-13 19:30:00</text:p>
          </table:table-cell>
          <table:table-cell office:value-type="string" calcext:value-type="string">
            <text:p>when last exam time</text:p>
          </table:table-cell>
          <table:table-cell office:value-type="string" calcext:value-type="string">
            <text:p>final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OU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SSION ST / 2ND ST</text:p>
          </table:table-cell>
          <table:table-cell office:value-type="float" office:value="-122.3998021458" calcext:value-type="float">
            <text:p>-122.3998021458</text:p>
          </table:table-cell>
          <table:table-cell office:value-type="float" office:value="37.7880065324" calcext:value-type="float">
            <text:p>37.7880065324</text:p>
          </table:table-cell>
        </table:table-row>
        <table:table-row table:style-name="ro1">
          <table:table-cell office:value-type="string" calcext:value-type="string">
            <text:p>2015-05-13 19:11:00</text:p>
          </table:table-cell>
          <table:table-cell office:value-type="string" calcext:value-type="string">
            <text:p>when last exam time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00 Block of HYDE ST</text:p>
          </table:table-cell>
          <table:table-cell office:value-type="float" office:value="-122.4162358524" calcext:value-type="float">
            <text:p>-122.4162358524</text:p>
          </table:table-cell>
          <table:table-cell office:value-type="float" office:value="37.7849125738" calcext:value-type="float">
            <text:p>37.7849125738</text:p>
          </table:table-cell>
        </table:table-row>
        <table:table-row table:style-name="ro1">
          <table:table-cell office:value-type="string" calcext:value-type="string">
            <text:p>2015-05-13 19:11:00</text:p>
          </table:table-cell>
          <table:table-cell office:value-type="string" calcext:value-type="string">
            <text:p>what last exam time</text:p>
          </table:table-cell>
          <table:table-cell office:value-type="string" calcext:value-type="string">
            <text:p>midterm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ENDERLO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400 Block of HYDE ST</text:p>
          </table:table-cell>
          <table:table-cell office:value-type="float" office:value="-122.4162358524" calcext:value-type="float">
            <text:p>-122.4162358524</text:p>
          </table:table-cell>
          <table:table-cell office:value-type="float" office:value="37.7849125738" calcext:value-type="float">
            <text:p>37.7849125738</text:p>
          </table:table-cell>
        </table:table-row>
        <table:table-row table:style-name="ro1">
          <table:table-cell office:value-type="string" calcext:value-type="string">
            <text:p>2015-05-13 19:00:00</text:p>
          </table:table-cell>
          <table:table-cell office:value-type="string" calcext:value-type="string">
            <text:p>what assignment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RTH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00 Block of SUTTER ST</text:p>
          </table:table-cell>
          <table:table-cell office:value-type="float" office:value="-122.434121356" calcext:value-type="float">
            <text:p>-122.434121356</text:p>
          </table:table-cell>
          <table:table-cell office:value-type="float" office:value="37.7860330497" calcext:value-type="float">
            <text:p>37.7860330497</text:p>
          </table:table-cell>
        </table:table-row>
        <table:table-row table:style-name="ro1">
          <table:table-cell office:value-type="string" calcext:value-type="string">
            <text:p>2015-05-13 18:45:00</text:p>
          </table:table-cell>
          <table:table-cell office:value-type="string" calcext:value-type="string">
            <text:p>when assignment two dead line</text:p>
          </table:table-cell>
          <table:table-cell office:value-type="string" calcext:value-type="string">
            <text:p>labDue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REST, BOOKED</text:p>
          </table:table-cell>
          <table:table-cell office:value-type="string" calcext:value-type="string">
            <text:p>17TH ST / TREAT AV</text:p>
          </table:table-cell>
          <table:table-cell office:value-type="float" office:value="-122.4135916956" calcext:value-type="float">
            <text:p>-122.4135916956</text:p>
          </table:table-cell>
          <table:table-cell office:value-type="float" office:value="37.7638222259" calcext:value-type="float">
            <text:p>37.7638222259</text:p>
          </table:table-cell>
        </table:table-row>
        <table:table-row table:style-name="ro1">
          <table:table-cell office:value-type="string" calcext:value-type="string">
            <text:p>2015-05-13 18:45:00</text:p>
          </table:table-cell>
          <table:table-cell office:value-type="string" calcext:value-type="string">
            <text:p>what is lab one</text:p>
          </table:table-cell>
          <table:table-cell office:value-type="string" calcext:value-type="string">
            <text:p>labDetail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CIFIC AV / SANSOME ST</text:p>
          </table:table-cell>
          <table:table-cell office:value-type="float" office:value="-122.4020425842" calcext:value-type="float">
            <text:p>-122.4020425842</text:p>
          </table:table-cell>
          <table:table-cell office:value-type="float" office:value="37.7975048898" calcext:value-type="float">
            <text:p>37.7975048898</text:p>
          </table:table-cell>
        </table:table-row>
        <table:table-row table:style-name="ro1">
          <table:table-cell office:value-type="string" calcext:value-type="string">
            <text:p>2015-05-13 17:47:00</text:p>
          </table:table-cell>
          <table:table-cell office:value-type="string" calcext:value-type="string">
            <text:p>what teach class syllabus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WHITFIELD CT</text:p>
          </table:table-cell>
          <table:table-cell office:value-type="float" office:value="-122.3818379303" calcext:value-type="float">
            <text:p>-122.3818379303</text:p>
          </table:table-cell>
          <table:table-cell office:value-type="float" office:value="37.7311043532" calcext:value-type="float">
            <text:p>37.7311043532</text:p>
          </table:table-cell>
        </table:table-row>
        <table:table-row table:style-name="ro1">
          <table:table-cell office:value-type="string" calcext:value-type="string">
            <text:p>2015-05-13 17:47:00</text:p>
          </table:table-cell>
          <table:table-cell office:value-type="string" calcext:value-type="string">
            <text:p>where class</text:p>
          </table:table-cell>
          <table:table-cell office:value-type="string" calcext:value-type="string">
            <text:p>classLocation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BAYVIE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 Block of WHITFIELD CT</text:p>
          </table:table-cell>
          <table:table-cell office:value-type="float" office:value="-122.3818379303" calcext:value-type="float">
            <text:p>-122.3818379303</text:p>
          </table:table-cell>
          <table:table-cell office:value-type="float" office:value="37.7311043532" calcext:value-type="float">
            <text:p>37.7311043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1:39:49.748888641</dc:date>
    <meta:generator>LibreOffice/4.2.8.2$Linux_X86_64 LibreOffice_project/420m0$Build-2</meta:generator>
    <meta:editing-duration>PT3S</meta:editing-duration>
    <meta:editing-cycles>2</meta:editing-cycles>
    <meta:document-statistic meta:table-count="1" meta:cell-count="1116" meta:object-count="0"/>
  </office:meta>
</office:document-meta>
</file>